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4854in" fo:break-before="auto" style:use-optimal-row-height="true"/>
    </style:style>
    <style:style style:name="ro10" style:family="table-row">
      <style:table-row-properties style:row-height="0.3236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799in" fo:break-before="auto" style:use-optimal-row-height="true"/>
    </style:style>
    <style:style style:name="ro13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3">
      <style:text-properties style:font-name="Arial" fo:font-size="10pt" style:font-size-asian="10pt" style:font-size-complex="10pt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4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3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2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4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9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5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56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2-11-01">
            <text:p>Nov-2012</text:p>
          </table:table-cell>
          <table:table-cell table:style-name="ce21" table:formula="of:=MAX([.G3:.G10])" office:value-type="date" office:date-value="2013-05-01">
            <text:p><text:s/>- May-2013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means of description (state-of-the-art, tools, methods, suitable modelling languages, formal, requirements 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representative subset of ERTMS requirements in order to evaluate tools/languages</text:p>
          </table:table-cell>
          <table:table-cell table:style-name="ce17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19" table:formula="of:=ORG.OPENOFFICE.MONTHS(&quot;6/1/2012&quot;;[.G5];0)" office:value-type="float" office:value="6">
            <text:p>T0+6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Requirements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6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8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9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0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7">
            <text:p>7 months</text:p>
          </table:table-cell>
          <table:table-cell table:style-name="ce18" table:formula="of:=MIN([.G12:.G19])" office:value-type="date" office:date-value="2012-11-01">
            <text:p>Nov-2012</text:p>
          </table:table-cell>
          <table:table-cell table:style-name="ce21" table:formula="of:=MAX([.G12:.G19])" office:value-type="date" office:date-value="2013-06-01">
            <text:p><text:s/>- Jun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tools (based on State of the Art Analysis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12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20" table:formula="of:=ORG.OPENOFFICE.MONTHS(&quot;6/1/2012&quot;;[.G13];0)" office:value-type="float" office:value="6">
            <text:p>T0+6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1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15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16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6-01">
            <text:p>Jun-2013</text:p>
          </table:table-cell>
          <table:table-cell table:style-name="ce19" table:formula="of:=ORG.OPENOFFICE.MONTHS(&quot;6/1/2012&quot;;[.G18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17" office:value-type="date" office:date-value="2013-06-01">
            <text:p>Jun-2013</text:p>
          </table:table-cell>
          <table:table-cell table:style-name="ce20" table:formula="of:=ORG.OPENOFFICE.MONTHS(&quot;6/1/2012&quot;;[.G19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2-11-01">
            <text:p>Nov-2012</text:p>
          </table:table-cell>
          <table:table-cell table:style-name="ce21" table:formula="of:=MAX([.G21:.G26])" office:value-type="date" office:date-value="2013-05-01">
            <text:p><text:s/>- May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List of target platforms, based on the tools being evaluated (1.2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21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7" office:value-type="date" office:date-value="2012-12-01">
            <text:p>Dec-2012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5-01">
            <text:p>May-2013</text:p>
          </table:table-cell>
          <table:table-cell table:style-name="ce19" table:formula="of:=ORG.OPENOFFICE.MONTHS(&quot;6/1/2012&quot;;[.G2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26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0:'WP7.1'.G20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19 'WP7.1'.G21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29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2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1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8" office:value-type="float" office:value="7">
            <text:p>7 months</text:p>
          </table:table-cell>
          <table:table-cell table:style-name="ce18" table:formula="of:=MIN([.G3:.G9])" office:value-type="date" office:date-value="2012-11-01">
            <text:p>Nov-2012</text:p>
          </table:table-cell>
          <table:table-cell table:style-name="ce21" table:formula="of:=MAX([.G3:.G9])" office:value-type="date" office:date-value="2013-06-01">
            <text:p><text:s/>- Jun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means of description (state-of-the-art, tools, methods, suitable modelling languages, formal, requirements )</text:p>
          </table:table-cell>
          <table:table-cell table:style-name="ce29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representative subset of ERTMS requirements in order to evaluate tools/languages</text:p>
          </table:table-cell>
          <table:table-cell table:style-name="ce30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24" office:value-type="string">
            <text:p>WP2: Preliminary requirements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Definition of method / process</text:p>
          </table:table-cell>
          <table:table-cell table:style-name="ce30" office:value-type="date" office:date-value="2013-01-01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9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30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29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30" office:value-type="date" office:date-value="2013-10-01">
            <text:p>Oct-2013</text:p>
          </table:table-cell>
          <table:table-cell table:style-name="ce20" table:formula="of:=ORG.OPENOFFICE.MONTHS(&quot;6/1/2012&quot;;[.G10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8" office:value-type="float" office:value="8">
            <text:p>8 months</text:p>
          </table:table-cell>
          <table:table-cell table:style-name="ce18" table:formula="of:=MIN([.G12:.G15])" office:value-type="date" office:date-value="2013-01-01">
            <text:p>Jan-2013</text:p>
          </table:table-cell>
          <table:table-cell table:style-name="ce21" table:formula="of:=MAX([.G12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4: Decision of the final choice for the core language</text:p>
          </table:table-cell>
          <table:table-cell table:style-name="ce30" office:value-type="date" office:date-value="2013-05-01">
            <text:p>May-2013</text:p>
          </table:table-cell>
          <table:table-cell table:style-name="ce20" table:formula="of:=ORG.OPENOFFICE.MONTHS(&quot;6/1/2012&quot;;[.G1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14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30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8" office:value-type="float" office:value="8">
            <text:p>8 months</text:p>
          </table:table-cell>
          <table:table-cell table:style-name="ce18" table:formula="of:=MIN([.G17:.G19])" office:value-type="date" office:date-value="2013-01-01">
            <text:p>Jan-2013</text:p>
          </table:table-cell>
          <table:table-cell table:style-name="ce21" table:formula="of:=MAX([.G17:.G1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9" office:value-type="date" office:date-value="2013-01-01">
            <text:p>Jan-2013</text:p>
          </table:table-cell>
          <table:table-cell table:style-name="ce9" table:formula="of:=ORG.OPENOFFICE.MONTHS(&quot;6/1/2012&quot;;[.G17];0)" office:value-type="float" office:value="7">
            <text:p>7</text:p>
          </table:table-cell>
          <table:table-cell table:style-name="ce9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30" office:value-type="date" office:date-value="2013-05-01">
            <text:p>May-2013</text:p>
          </table:table-cell>
          <table:table-cell table:style-name="ce10" table:formula="of:=ORG.OPENOFFICE.MONTHS(&quot;6/1/2012&quot;;[.G18];0)" office:value-type="float" office:value="11">
            <text:p>11</text:p>
          </table:table-cell>
          <table:table-cell table:style-name="ce10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2.5 Captured and organized designer requirements</text:p>
          </table:table-cell>
          <table:table-cell table:style-name="ce30" office:value-type="date" office:date-value="2013-09-01">
            <text:p>Sep-2013</text:p>
          </table:table-cell>
          <table:table-cell table:style-name="ce9" table:formula="of:=ORG.OPENOFFICE.MONTHS(&quot;6/1/2012&quot;;[.G19];0)" office:value-type="float" office:value="15">
            <text:p>15</text:p>
          </table:table-cell>
          <table:table-cell table:style-name="ce9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8" office:value-type="float" office:value="5">
            <text:p>5 months</text:p>
          </table:table-cell>
          <table:table-cell table:style-name="ce18" table:formula="of:=MIN([.G21:.G25])" office:value-type="date" office:date-value="2013-01-01">
            <text:p>Jan-2013</text:p>
          </table:table-cell>
          <table:table-cell table:style-name="ce21" table:formula="of:=MAX([.G21:.G25])" office:value-type="date" office:date-value="2013-06-01">
            <text:p><text:s/>- Jun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21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27" office:value-type="string">
            <text:p>WP3b formalized API</text:p>
          </table:table-cell>
          <table:table-cell table:style-name="ce30" office:value-type="date" office:date-value="2013-03-01">
            <text:p>Mar-2013</text:p>
          </table:table-cell>
          <table:table-cell table:style-name="ce20" table:formula="of:=ORG.OPENOFFICE.MONTHS(&quot;6/1/2012&quot;;[.G22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29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30" office:value-type="date" office:date-value="2013-06-01">
            <text:p>Jun-2013</text:p>
          </table:table-cell>
          <table:table-cell table:style-name="ce20" table:formula="of:=ORG.OPENOFFICE.MONTHS(&quot;6/1/2012&quot;;[.G24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29" office:value-type="date" office:date-value="2013-06-01">
            <text:p>Jun-2013</text:p>
          </table:table-cell>
          <table:table-cell table:style-name="ce19" table:formula="of:=ORG.OPENOFFICE.MONTHS(&quot;6/1/2012&quot;;[.G25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8" office:value-type="float" office:value="6">
            <text:p>6 months</text:p>
          </table:table-cell>
          <table:table-cell table:style-name="ce18" table:formula="of:=MIN([.G27:.G29])" office:value-type="date" office:date-value="2013-03-01">
            <text:p>Mar-2013</text:p>
          </table:table-cell>
          <table:table-cell table:style-name="ce21" table:formula="of:=MAX([.G27:.G2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29" office:value-type="date" office:date-value="2013-03-01">
            <text:p>Mar-2013</text:p>
          </table:table-cell>
          <table:table-cell table:style-name="ce19" table:formula="of:=ORG.OPENOFFICE.MONTHS(&quot;6/1/2012&quot;;[.G2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27" office:value-type="string">
            <text:p>Those sufficient elements of WP4 Safety case to evaluate tools</text:p>
          </table:table-cell>
          <table:table-cell table:style-name="ce30" office:value-type="date" office:date-value="2013-04-01">
            <text:p>Apr-2013</text:p>
          </table:table-cell>
          <table:table-cell table:style-name="ce20" table:formula="of:=ORG.OPENOFFICE.MONTHS(&quot;6/1/2012&quot;;[.G28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29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WP7.2'.G2:'WP7.2'.G2 'WP7.2'.G11:'WP7.2'.G11 'WP7.2'.G16:'WP7.2'.G16 'WP7.2'.G20:'WP7.2'.G20 'WP7.2'.G26:'WP7.2'.G26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0 'WP7.2'.G12:'WP7.2'.G15 'WP7.2'.G17:'WP7.2'.G19 'WP7.2'.G21:'WP7.2'.G25 'WP7.2'.G27:'WP7.2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5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2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1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34" office:value-type="float" office:value="6">
            <text:p>6 months</text:p>
          </table:table-cell>
          <table:table-cell table:style-name="ce18" table:formula="of:=MIN([.G3:.G12])" office:value-type="date" office:date-value="2013-03-01">
            <text:p>Mar-2013</text:p>
          </table:table-cell>
          <table:table-cell table:style-name="ce21" table:formula="of:=MAX([.G3:.G12])" office:value-type="date" office:date-value="2013-09-01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1: Formal Model representing the sample spec, one for each candidate</text:p>
          </table:table-cell>
          <table:table-cell table:style-name="ce35" office:value-type="date" office:date-value="2013-03-01">
            <text:p>Mar-2013</text:p>
          </table:table-cell>
          <table:table-cell table:style-name="ce19" table:formula="of:=ORG.OPENOFFICE.MONTHS(&quot;6/1/2012&quot;;[.G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36" office:value-type="date" office:date-value="2013-03-01">
            <text:p>Mar-2013</text:p>
          </table:table-cell>
          <table:table-cell table:style-name="ce20" table:formula="of:=ORG.OPENOFFICE.MONTHS(&quot;6/1/2012&quot;;[.G4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4 Decision on the final means of description</text:p>
            <text:p>choice(s)</text:p>
          </table:table-cell>
          <table:table-cell table:style-name="ce37" office:value-type="date" office:date-value="2013-05-01">
            <text:p>May-2013</text:p>
          </table:table-cell>
          <table:table-cell table:style-name="ce19" table:formula="of:=ORG.OPENOFFICE.MONTHS(&quot;6/1/2012&quot;;[.G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36" office:value-type="date" office:date-value="2013-04-01">
            <text:p>Apr-2013</text:p>
          </table:table-cell>
          <table:table-cell table:style-name="ce20" table:formula="of:=ORG.OPENOFFICE.MONTHS(&quot;6/1/2012&quot;;[.G6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8 Decision on the final tool choice(s)</text:p>
          </table:table-cell>
          <table:table-cell table:style-name="ce38" office:value-type="date" office:date-value="2013-06-13">
            <text:p>Jun-2013</text:p>
          </table:table-cell>
          <table:table-cell table:style-name="ce19" table:formula="of:=ORG.OPENOFFICE.MONTHS(&quot;6/1/2012&quot;;[.G7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36" office:value-type="date" office:date-value="2013-05-01">
            <text:p>May-2013</text:p>
          </table:table-cell>
          <table:table-cell table:style-name="ce20" table:formula="of:=ORG.OPENOFFICE.MONTHS(&quot;6/1/2012&quot;;[.G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2.6: Verification and test tool choice(s)</text:p>
          </table:table-cell>
          <table:table-cell table:style-name="ce39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36" office:value-type="date" office:date-value="2013-07-01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24" office:value-type="string">
            <text:p>O7.3.2 Specification of tool interoperability mechanisms</text:p>
          </table:table-cell>
          <table:table-cell table:style-name="ce40" office:value-type="date" office:date-value="2013-07-01">
            <text:p>Jul-2013</text:p>
          </table:table-cell>
          <table:table-cell table:style-name="ce19" table:formula="of:=ORG.OPENOFFICE.MONTHS(&quot;6/1/2012&quot;;[.G11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36" office:value-type="date" office:date-value="2013-09-01">
            <text:p>Sep-2013</text:p>
          </table:table-cell>
          <table:table-cell table:style-name="ce20" table:formula="of:=ORG.OPENOFFICE.MONTHS(&quot;6/1/2012&quot;;[.G12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34" office:value-type="float" office:value="5">
            <text:p>5 months</text:p>
          </table:table-cell>
          <table:table-cell table:style-name="ce18" table:formula="of:=MIN([.G14:.G19])" office:value-type="date" office:date-value="2013-06-01">
            <text:p>Jun-2013</text:p>
          </table:table-cell>
          <table:table-cell table:style-name="ce21" table:formula="of:=MAX([.G14:.G19])" office:value-type="date" office:date-value="2013-11-01">
            <text:p><text:s/>- Nov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33" office:value-type="string">
            <text:p>WP2: Definition of method / process</text:p>
          </table:table-cell>
          <table:table-cell table:style-name="ce41" office:value-type="date" office:date-value="2013-06-01">
            <text:p>Jun-2013</text:p>
          </table:table-cell>
          <table:table-cell table:style-name="ce19" table:formula="of:=ORG.OPENOFFICE.MONTHS(&quot;6/1/2012&quot;;[.G14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27" office:value-type="string">
            <text:p>I:O7.2.5: Captured and organised designer</text:p>
            <text:p>requirements</text:p>
          </table:table-cell>
          <table:table-cell table:style-name="ce36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3.3 Specification of primary and support tool chain architecture and its embedding into the platform</text:p>
          </table:table-cell>
          <table:table-cell table:style-name="ce36" office:value-type="date" office:date-value="2013-10-01">
            <text:p>Oct-2013</text:p>
          </table:table-cell>
          <table:table-cell table:style-name="ce20" table:formula="of:=ORG.OPENOFFICE.MONTHS(&quot;6/1/2012&quot;;[.G17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3.4 Infrastructure evolution strategy</text:p>
          </table:table-cell>
          <table:table-cell table:style-name="ce41" office:value-type="date" office:date-value="2013-11-01">
            <text:p>Nov-2013</text:p>
          </table:table-cell>
          <table:table-cell table:style-name="ce19" table:formula="of:=ORG.OPENOFFICE.MONTHS(&quot;6/1/2012&quot;;[.G18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34" office:value-type="float" office:value="7">
            <text:p>7 months</text:p>
          </table:table-cell>
          <table:table-cell table:style-name="ce18" table:formula="of:=MIN([.G21:.G27])" office:value-type="date" office:date-value="2013-05-13">
            <text:p>May-2013</text:p>
          </table:table-cell>
          <table:table-cell table:style-name="ce21" table:formula="of:=MAX([.G21:.G27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41" office:value-type="date" office:date-value="2013-06-01">
            <text:p>Jun-2013</text:p>
          </table:table-cell>
          <table:table-cell table:style-name="ce43" table:formula="of:=ORG.OPENOFFICE.MONTHS(&quot;6/1/2012&quot;;[.G21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27" office:value-type="string">
            <text:p>I:O7.1.11: Selection of Tool Platform</text:p>
          </table:table-cell>
          <table:table-cell table:style-name="ce36" office:value-type="date" office:date-value="2013-05-13">
            <text:p>May-2013</text:p>
          </table:table-cell>
          <table:table-cell table:style-name="ce20" table:formula="of:=ORG.OPENOFFICE.MONTHS(&quot;6/1/2012&quot;;[.G22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1" office:value-type="date" office:date-value="2013-11-01">
            <text:p>Nov-2013</text:p>
          </table:table-cell>
          <table:table-cell table:style-name="ce43" table:formula="of:=ORG.OPENOFFICE.MONTHS(&quot;6/1/2012&quot;;[.G23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36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41" office:value-type="date" office:date-value="2013-12-01">
            <text:p>Dec-2013</text:p>
          </table:table-cell>
          <table:table-cell table:style-name="ce43" table:formula="of:=ORG.OPENOFFICE.MONTHS(&quot;6/1/2012&quot;;[.G25];0)" office:value-type="float" office:value="18">
            <text:p>T0+18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36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41" office:value-type="date" office:date-value="2014-01-01">
            <text:p>Jan-2014</text:p>
          </table:table-cell>
          <table:table-cell table:style-name="ce43"/>
          <table:table-cell table:style-name="ce2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34" office:value-type="float" office:value="5">
            <text:p>5 months</text:p>
          </table:table-cell>
          <table:table-cell table:style-name="ce18" table:formula="of:=MIN([.G29:.G35])" office:value-type="date" office:date-value="2013-07-01">
            <text:p>Jul-2013</text:p>
          </table:table-cell>
          <table:table-cell table:style-name="ce21" table:formula="of:=MAX([.G29:.G35])" office:value-type="date" office:date-value="2013-12-01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1 Tool chain development plan (or equivalent)</text:p>
          </table:table-cell>
          <table:table-cell table:style-name="ce41" office:value-type="date" office:date-value="2013-07-01">
            <text:p>Jul-2013</text:p>
          </table:table-cell>
          <table:table-cell table:style-name="ce19" table:formula="of:=ORG.OPENOFFICE.MONTHS(&quot;6/1/2012&quot;;[.G29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30];2);&quot;O7&quot;); &quot;←&quot;; &quot;→&quot;)" office:value-type="string" office:string-value="→">
            <text:p>→</text:p>
          </table:table-cell>
          <table:table-cell table:style-name="ce27" office:value-type="string">
            <text:p>I:O7.3.2 Specification of tool interoperability mechanisms</text:p>
          </table:table-cell>
          <table:table-cell table:style-name="ce36" office:value-type="date" office:date-value="2013-07-01">
            <text:p>Jul-2013</text:p>
          </table:table-cell>
          <table:table-cell table:style-name="ce20" table:formula="of:=ORG.OPENOFFICE.MONTHS(&quot;6/1/2012&quot;;[.G3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1" office:value-type="date" office:date-value="2013-11-01">
            <text:p>Nov-2013</text:p>
          </table:table-cell>
          <table:table-cell table:style-name="ce19" table:formula="of:=ORG.OPENOFFICE.MONTHS(&quot;6/1/2012&quot;;[.G31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27" office:value-type="string">
            <text:p>I:O7.3.6 Tool chain qualification test suite</text:p>
          </table:table-cell>
          <table:table-cell table:style-name="ce36" office:value-type="date" office:date-value="2013-12-01">
            <text:p>Dec-2013</text:p>
          </table:table-cell>
          <table:table-cell table:style-name="ce20" table:formula="of:=ORG.OPENOFFICE.MONTHS(&quot;6/1/2012&quot;;[.G32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42" office:value-type="string">
            <text:p>continuous</text:p>
          </table:table-cell>
          <table:table-cell table:style-name="ce42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41" office:value-type="date" office:date-value="2013-07-01">
            <text:p>Jul-2013</text:p>
          </table:table-cell>
          <table:table-cell table:style-name="ce43" table:formula="of:=ORG.OPENOFFICE.MONTHS(&quot;6/1/2012&quot;;[.G35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0:'WP7.3'.G20 'WP7.3'.G28:'WP7.3'.G28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7:'WP7.3'.G18 'WP7.3'.G29:'WP7.3'.G32 'WP7.3'.G21:'WP7.3'.G27 'WP7.3'.G35:'WP7.3'.G3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32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1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49" office:value-type="float" office:value="34">
            <text:p>34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42" office:value-type="string">
            <text:p>continuous</text:p>
          </table:table-cell>
          <table:table-cell table:style-name="ce42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50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51" office:value-type="date" office:date-value="2012-08-01">
            <text:p>Aug-2012</text:p>
          </table:table-cell>
          <table:table-cell table:style-name="ce55" table:formula="of:=ORG.OPENOFFICE.MONTHS(&quot;6/1/2012&quot;;[.G7];0)" office:value-type="float" office:value="2">
            <text:p>T0+2</text:p>
          </table:table-cell>
          <table:table-cell table:style-name="ce5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52" office:value-type="date" office:date-value="2012-08-01">
            <text:p>Aug-2012</text:p>
          </table:table-cell>
          <table:table-cell table:style-name="ce56" table:formula="of:=ORG.OPENOFFICE.MONTHS(&quot;6/1/2012&quot;;[.G8];0)" office:value-type="float" office:value="2">
            <text:p>T0+2</text:p>
          </table:table-cell>
          <table:table-cell table:style-name="ce58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48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54" office:value-type="string">
            <text:p>continuous</text:p>
          </table:table-cell>
          <table:table-cell table:style-name="ce54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13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52" office:value-type="date" office:date-value="2015-06-01">
            <text:p>Jun-2015</text:p>
          </table:table-cell>
          <table:table-cell table:style-name="ce56" table:formula="of:=ORG.OPENOFFICE.MONTHS(&quot;6/1/2012&quot;;[.G12];0)" office:value-type="float" office:value="36">
            <text:p>T0+36</text:p>
          </table:table-cell>
          <table:table-cell table:style-name="ce58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 style:data-style-name="N2" text:time-value="0000-00-00T16:32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1-29T16:43:31</dc:date>
    <meta:editing-duration>PT12H48S</meta:editing-duration>
    <meta:editing-cycles>90</meta:editing-cycles>
    <meta:generator>LibreOffice/3.6$Linux_X86_64 LibreOffice_project/360m1$Build-2</meta:generator>
    <dc:creator>Michael Jastram</dc:creator>
    <meta:document-statistic meta:table-count="5" meta:cell-count="477" meta:object-count="0"/>
    <meta:user-defined meta:name="qrichtext">1</meta:user-defined>
  </office:meta>
</office:document-meta>
</file>